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Key HTTP Status Codes</text:h>
      <text:list xml:id="list458751977" text:style-name="L1">
        <text:list-item>
          <text:p text:style-name="P1"><text:span text:style-name="Strong_20_Emphasis">200 OK:</text:span><text:line-break/>The request was successful, and the content is returned as expected.</text:p>
        </text:list-item>
        <text:list-item>
          <text:p text:style-name="P1"><text:span text:style-name="Strong_20_Emphasis">3xx Redirection (e.g., 301, 302):</text:span><text:line-break/>These codes indicate that the resource has been moved. Your scraper should follow the redirection URL provided in the response headers.</text:p>
        </text:list-item>
        <text:list-item>
          <text:p text:style-name="P1"><text:span text:style-name="Strong_20_Emphasis">4xx Client Errors:</text:span></text:p>
          <text:list>
            <text:list-item>
              <text:p text:style-name="P1"><text:span text:style-name="Strong_20_Emphasis">403 Forbidden:</text:span><text:line-break/>Indicates that access to the resource is denied. This might be due to missing headers, user-agent restrictions, or IP bans.</text:p>
            </text:list-item>
            <text:list-item>
              <text:p text:style-name="P1"><text:span text:style-name="Strong_20_Emphasis">404 Not Found:</text:span><text:line-break/>The requested resource does not exist.</text:p>
            </text:list-item>
            <text:list-item>
              <text:p text:style-name="P1"><text:span text:style-name="Strong_20_Emphasis">429 Too Many Requests:</text:span><text:line-break/>You have sent too many requests in a given time period, often triggering rate limiting.</text:p>
            </text:list-item>
          </text:list>
        </text:list-item>
        <text:list-item>
          <text:p text:style-name="P1"><text:span text:style-name="Strong_20_Emphasis">5xx Server Errors:</text:span></text:p>
          <text:list>
            <text:list-item>
              <text:p text:style-name="P1"><text:span text:style-name="Strong_20_Emphasis">500 Internal Server Error / 503 Service Unavailable:</text:span><text:line-break/>Issues on the server side, which might be temporary or due to maintenance.</text:p>
            </text:list-item>
          </text:list>
        </text:list-item>
      </text:list>
      <text:p text:style-name="Horizontal_20_Line"/>
      <text:h text:style-name="Heading_20_3" text:outline-level="3">Methods to Overcome Web Scraping Issues</text:h>
      <text:list xml:id="list2401329930" text:style-name="L2">
        <text:list-item>
          <text:p text:style-name="P2"><text:span text:style-name="Strong_20_Emphasis">Handling Redirections (3xx Codes):</text:span></text:p>
          <text:list>
            <text:list-item>
              <text:p text:style-name="P2"><text:span text:style-name="Strong_20_Emphasis">Follow Redirects:</text:span><text:line-break/>Configure your HTTP client (e.g., using libraries like <text:span text:style-name="Source_20_Text">requests</text:span> in Python) to automatically follow redirects.</text:p>
            </text:list-item>
            <text:list-item>
              <text:p text:style-name="P2"><text:span text:style-name="Strong_20_Emphasis">Manual Check:</text:span><text:line-break/>Sometimes it’s useful to log redirection URLs to verify that they point to the expected resource.</text:p>
            </text:list-item>
          </text:list>
        </text:list-item>
        <text:list-item>
          <text:p text:style-name="P2"><text:span text:style-name="Strong_20_Emphasis">Addressing 4xx Client Errors:</text:span></text:p>
          <text:list>
            <text:list-item>
              <text:p text:style-name="P2"><text:span text:style-name="Strong_20_Emphasis">403 Forbidden:</text:span></text:p>
              <text:list>
                <text:list-item>
                  <text:p text:style-name="P2"><text:span text:style-name="Strong_20_Emphasis">User-Agent Spoofing:</text:span><text:line-break/>Change the default user-agent string to mimic a real browser.</text:p>
                </text:list-item>
                <text:list-item>
                  <text:p text:style-name="P2"><text:span text:style-name="Strong_20_Emphasis">Custom Headers:</text:span><text:line-break/>Include additional headers like <text:span text:style-name="Source_20_Text">Referer</text:span>, <text:span text:style-name="Source_20_Text">Accept-Language</text:span>, and <text:span text:style-name="Source_20_Text">Cookies</text:span> to simulate normal browser behavior.</text:p>
                </text:list-item>
                <text:list-item>
                  <text:p text:style-name="P2"><text:span text:style-name="Strong_20_Emphasis">IP Rotation/Proxies:</text:span><text:line-break/>Use proxy services or rotate your IP addresses to prevent getting blocked.</text:p>
                </text:list-item>
                <text:list-item>
                  <text:p text:style-name="P2"><text:soft-page-break/><text:span text:style-name="Strong_20_Emphasis">Session Handling:</text:span><text:line-break/>Maintain session cookies to appear as a regular user.</text:p>
                </text:list-item>
              </text:list>
            </text:list-item>
            <text:list-item>
              <text:p text:style-name="P2"><text:span text:style-name="Strong_20_Emphasis">429 Too Many Requests:</text:span></text:p>
              <text:list>
                <text:list-item>
                  <text:p text:style-name="P2"><text:span text:style-name="Strong_20_Emphasis">Rate Limiting:</text:span><text:line-break/>Introduce delays between requests (e.g., using <text:span text:style-name="Source_20_Text">time.sleep</text:span> in Python) to avoid hitting rate limits.</text:p>
                </text:list-item>
                <text:list-item>
                  <text:p text:style-name="P2"><text:span text:style-name="Strong_20_Emphasis">Backoff Strategies:</text:span><text:line-break/>Implement exponential backoff if the server responds with rate limiting codes.</text:p>
                </text:list-item>
              </text:list>
            </text:list-item>
            <text:list-item>
              <text:p text:style-name="P2"><text:span text:style-name="Strong_20_Emphasis">404 Not Found:</text:span></text:p>
              <text:list>
                <text:list-item>
                  <text:p text:style-name="P2"><text:span text:style-name="Strong_20_Emphasis">Resource Verification:</text:span><text:line-break/>Double-check the URL and ensure the resource exists before attempting to scrape.</text:p>
                </text:list-item>
                <text:list-item>
                  <text:p text:style-name="P2"><text:span text:style-name="Strong_20_Emphasis">Error Handling:</text:span><text:line-break/>Implement error handling to skip or log such URLs for review.</text:p>
                </text:list-item>
              </text:list>
            </text:list-item>
          </text:list>
        </text:list-item>
        <text:list-item>
          <text:p text:style-name="P2"><text:span text:style-name="Strong_20_Emphasis">Dealing with 5xx Server Errors:</text:span></text:p>
          <text:list>
            <text:list-item>
              <text:p text:style-name="P2"><text:span text:style-name="Strong_20_Emphasis">Retry Mechanism:</text:span><text:line-break/>Implement a retry mechanism with delays, as server errors are often temporary.</text:p>
            </text:list-item>
            <text:list-item>
              <text:p text:style-name="P2"><text:span text:style-name="Strong_20_Emphasis">Alternate Sources:</text:span><text:line-break/>If possible, use alternate mirrors or cached versions of the content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0:35:26.236934765</meta:creation-date>
    <dc:date>2025-04-11T10:36:07.465818407</dc:date>
    <meta:editing-duration>PT42S</meta:editing-duration>
    <meta:editing-cycles>1</meta:editing-cycles>
    <meta:document-statistic meta:table-count="0" meta:image-count="0" meta:object-count="0" meta:page-count="2" meta:paragraph-count="28" meta:word-count="344" meta:character-count="2124" meta:non-whitespace-character-count="1834"/>
    <meta:generator>LibreOffice/7.3.7.2$Linux_X86_64 LibreOffice_project/30$Build-2</meta:generator>
  </office:meta>
</office:document-meta>
</file>